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4.262cm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1.587cm" svg:x="7.985cm" svg:y="7.9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92cm" svg:height="0.962cm" svg:x="8.62cm" svg:y="8.302cm">
          <draw:text-box>
            <text:p>Main</text:p>
          </draw:text-box>
        </draw:frame>
        <draw:custom-shape draw:style-name="gr3" draw:text-style-name="P1" draw:layer="layout" svg:width="4.762cm" svg:height="1.27cm" svg:x="8.302cm" svg:y="11.477cm">
          <text:p text:style-name="P1">RUS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3cm" svg:height="1.588cm" svg:x="8.302cm" svg:y="14.017cm">
          <text:p text:style-name="P1">FT_PUTCHAR</text:p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1.713cm" svg:height="0.979cm" draw:transform="rotate (-1.5707963267949) translate (10.752cm 9.659cm)" svg:viewBox="0 0 1714 980" svg:d="M0 462c465 91 1424-456 1386 42-100 1308 946-521-252-294l-336-210">
          <text:p/>
        </draw:path>
        <draw:line draw:style-name="gr6" draw:text-style-name="P3" draw:layer="layout" svg:x1="10.207cm" svg:y1="9.572cm" svg:x2="10.525cm" svg:y2="11.477cm">
          <text:p/>
        </draw:line>
        <draw:line draw:style-name="gr7" draw:text-style-name="P3" draw:layer="layout" svg:x1="10.525cm" svg:y1="12.747cm" svg:x2="10.525cm" svg:y2="14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4:28:56.807083173</meta:creation-date>
    <dc:date>2022-10-16T14:31:26.927207175</dc:date>
    <meta:editing-duration>PT2M30S</meta:editing-duration>
    <meta:editing-cycles>1</meta:editing-cycles>
    <meta:document-statistic meta:object-count="7"/>
    <meta:generator>LibreOffice/7.3.6.2$Linux_X86_64 LibreOffice_project/30$Build-2</meta:generator>
  </office:meta>
</office:document-meta>
</file>